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mo ejemplo usuarios</text:span></text:p>
      <text:p text:style-name="P1"><text:span text:style-name="T2">Proyecto de ejemplo de la gestión API REST (CRUD) de usuarios. </text:span></text:p>
      <text:p text:style-name="P1"><text:span text:style-name="T2">Para la realización de la demo he utilizado:</text:span></text:p>
      <text:p text:style-name="P2"><text:span text:style-name="T2">Spring:boot para facilitar los despliegues</text:span></text:p>
      <text:p text:style-name="P2"><text:span text:style-name="T2">Spring:data para facilitar el acceso a datos</text:span></text:p>
      <text:p text:style-name="P2"><text:span text:style-name="T2">Swagger para generar la documentación</text:span></text:p>
      <text:p text:style-name="P2"><text:span text:style-name="T2">Adicionalmente en otra versión, se entregará con:</text:span></text:p>
      <text:p text:style-name="P2"><text:span text:style-name="T2">Spring Security OAuth: Aplicará la seguridad a la aplicación</text:span></text:p>
      <text:p text:style-name="P2"><text:span text:style-name="T2">Spring Test: Realizará los test de integración </text:span></text:p>
      <text:p text:style-name="P3"><text:span text:style-name="T3">Repositorio del código</text:span></text:p>
      <text:p text:style-name="P3"><text:a xlink:href="https://github.com/cergardi/demos"><text:span text:style-name="T4">https://github.com/cergardi/demos</text:span></text:a><text:span text:style-name="T5"/></text:p>
      <text:p text:style-name="P3"><text:span text:style-name="T5"/></text:p>
      <text:p text:style-name="P3"><text:span text:style-name="T6">Ejemplo peticiones</text:span></text:p>
      <text:p text:style-name="P3"><text:span text:style-name="T7"><text:tab/>Obtener usuario:</text:span></text:p>
      <text:p text:style-name="P3"><text:span text:style-name="T7">curl<text:s/></text:span><text:a xlink:href="http://localhost:8080/DemoApplication/api/user/1"><text:span text:style-name="T8">http://localhost:8080/DemoApplication/api/user/1</text:span></text:a><text:span text:style-name="T9"/></text:p>
      <text:p text:style-name="P4"><text:span text:style-name="T10">Crear Usuario:</text:span></text:p>
      <text:p text:style-name="P5"><text:span text:style-name="T10">curl -i -X POST -H "Content-Type:application/json" -d "{\"id\" : \"4\", \"nombre\": \"Usuario creado\"\", \"apellidos\": \"Peticion Post\"}"<text:s/></text:span><text:a xlink:href="http://localhost:8080/DemoApplication/api/user/"><text:span text:style-name="T11">http://localhost:8080/DemoApplication/api/user/</text:span></text:a><text:span text:style-name="T12"/></text:p>
      <text:p text:style-name="P5"><text:span text:style-name="T13"><text:tab/>Listar todos los usuarios:</text:span></text:p>
      <text:p text:style-name="P5"><text:span text:style-name="T13">curl<text:s/></text:span><text:a xlink:href="http://localhost:8080/DemoApplication/api/user/"><text:span text:style-name="T14">http://localhost:8080/DemoApplication/api/user/</text:span></text:a><text:span text:style-name="T15"/></text:p>
      <text:p text:style-name="P5"><text:span text:style-name="T15"/></text:p>
      <text:p text:style-name="P5"><text:span text:style-name="T16">Documentación Asociada</text:span></text:p>
      <text:p text:style-name="P5"><text:a xlink:href="https://docs.spring.io/spring-boot/docs/current/api/"><text:span text:style-name="T17">https://docs.spring.io/spring-boot/docs/current/api/</text:span></text:a><text:span text:style-name="T18"/></text:p>
      <text:p text:style-name="P5"><text:a xlink:href="https://swagger.io/docs/specification/about/"><text:span text:style-name="T19">https://swagger.io/docs/specification/about/</text:span></text:a><text:span text:style-name="T20"/></text:p>
      <text:p text:style-name="P5"><text:a xlink:href="https://docs.spring.io/spring-data/data-jpa/docs/current/api/"><text:span text:style-name="T21">https://docs.spring.io/spring-data/data-jpa/docs/current/api/</text:span></text:a><text:span text:style-name="T22"/></text:p>
      <text:p text:style-name="P5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